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officeooo:rsid="000f6f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<text:span text:style-name="T1">LibreOffice doc</text:span> samp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és </meta:initial-creator>
    <meta:creation-date>2012-05-08T17:54:51</meta:creation-date>
    <dc:date>2018-10-07T19:05:07.989037679</dc:date>
    <dc:creator>Marc </dc:creator>
    <meta:editing-duration>PT22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6" meta:character-count="32" meta:non-whitespace-character-count="27"/>
  </office:meta>
</office:document-meta>
</file>